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304d" officeooo:paragraph-rsid="0014304d" style:font-size-asian="14pt" style:font-size-complex="14pt"/>
    </style:style>
    <style:style style:name="P2" style:family="paragraph" style:parent-style-name="Standard">
      <style:text-properties fo:font-size="14pt" officeooo:rsid="0014d0a7" officeooo:paragraph-rsid="0014d0a7" style:font-size-asian="14pt" style:font-size-complex="14pt"/>
    </style:style>
    <style:style style:name="P3" style:family="paragraph" style:parent-style-name="Standard">
      <style:text-properties fo:font-size="14pt" officeooo:rsid="0014e788" officeooo:paragraph-rsid="0014e788" style:font-size-asian="14pt" style:font-size-complex="14pt"/>
    </style:style>
    <style:style style:name="P4" style:family="paragraph" style:parent-style-name="Standard">
      <style:text-properties fo:font-size="14pt" fo:font-weight="bold" officeooo:rsid="0014304d" officeooo:paragraph-rsid="0014304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4d0a7" officeooo:paragraph-rsid="0014d0a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534a5" officeooo:paragraph-rsid="001534a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66079" officeooo:paragraph-rsid="0016607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es" fo:country="ES" officeooo:rsid="0014304d" officeooo:paragraph-rsid="0014304d" style:font-size-asian="14pt" style:font-size-complex="14pt"/>
    </style:style>
    <style:style style:name="P9" style:family="paragraph" style:parent-style-name="Standard">
      <style:text-properties officeooo:paragraph-rsid="0014304d"/>
    </style:style>
    <style:style style:name="T1" style:family="text">
      <style:text-properties officeooo:rsid="0014d0a7"/>
    </style:style>
    <style:style style:name="T2" style:family="text">
      <style:text-properties officeooo:rsid="0014e788"/>
    </style:style>
    <style:style style:name="T3" style:family="text">
      <style:text-properties officeooo:rsid="00153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presa acme</text:p>
      <text:p text:style-name="P4">Estructura Datos</text:p>
      <text:p text:style-name="P5">#MENU</text:p>
      <text:p text:style-name="P5">#GUARDE EN UN ARCHIVO LA INFO INGRESAD<text:span text:style-name="T2">A Y NO SE BORRE </text:span><text:span text:style-name="T3">un JSON para productos y otro para ventas</text:span></text:p>
      <text:p text:style-name="P7">FACTURA TXT</text:p>
      <text:p text:style-name="P1">(PV “micro-Acme”)</text:p>
      <text:p text:style-name="P1"/>
      <text:p text:style-name="P4">#Se ingresan las cant compras del cliente //leer los productos hasta el final</text:p>
      <text:p text:style-name="P1"/>
      <text:p text:style-name="P1">procesar clientes-compras dia</text:p>
      <text:p text:style-name="P9"/>
      <text:p text:style-name="P4">Inputs Ingresados//Gestion de productos #solo ingreso del producto</text:p>
      <text:p text:style-name="P1">Código del producto.</text:p>
      <text:p text:style-name="P3">Nombreprocto</text:p>
      <text:p text:style-name="P1">SI el codigo no es verdadero (PRODUCTO NO EXISTE)</text:p>
      <text:p text:style-name="P1">• Valor unitario del producto</text:p>
      <text:p text:style-name="P1">• Cantidad comprada.</text:p>
      <text:p text:style-name="P6">#IMPRIMIR FACTURA DEL CLIENTE</text:p>
      <text:p text:style-name="P1"/>
      <text:p text:style-name="P1">• Tipo de IVA, que puede ser:</text:p>
      <text:p text:style-name="P1">◦ 1: Exento de IVA <text:span text:style-name="T3">= 0</text:span></text:p>
      <text:p text:style-name="P1">◦ 2: Bienes, donde se aplica como IVA el 5% <text:span text:style-name="T3">= 0.05</text:span></text:p>
      <text:p text:style-name="P1"/>
      <text:p text:style-name="P1">◦ 3: General, donde se aplica como IVA el 19% <text:span text:style-name="T3">= 0.19</text:span></text:p>
      <text:p text:style-name="P1"/>
      <text:p text:style-name="P1">#IMPRIMIR tarifa de pago</text:p>
      <text:p text:style-name="P1">la infor producto:</text:p>
      <text:p text:style-name="P8"><text:s/>valor del producto= cantidad comprada * el valor</text:p>
      <text:p text:style-name="P1">unitario (que se digita)</text:p>
      <text:p text:style-name="P1"><text:s/>el valor del IVA</text:p>
      <text:p text:style-name="P1">valor_final_producto= suma del valor del producto + valor IVA</text:p>
      <text:p text:style-name="P1"/>
      <text:p text:style-name="P1">#VALOR TOTAL COMPRA(suma productos)</text:p>
      <text:p text:style-name="P1">valorfinalproducto +IVA APLICADO</text:p>
      <text:p text:style-name="P1">valortotalivacompra =numeroproductos * <text:span text:style-name="T1">sumatotaliva</text:span></text:p>
      <text:p text:style-name="P1"/>
      <text:p text:style-name="P2">#PRODUCTOS <text:s/>VENDIDOS</text:p>
      <text:p text:style-name="P2">valorproductosiniva</text:p>
      <text:p text:style-name="P2">valortotalIVA</text:p>
      <text:p text:style-name="P2">valorproductos + i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20:39:03.519683073</meta:creation-date>
    <dc:date>2023-07-13T21:26:07.974430534</dc:date>
    <meta:editing-duration>PT3M3S</meta:editing-duration>
    <meta:editing-cycles>1</meta:editing-cycles>
    <meta:document-statistic meta:table-count="0" meta:image-count="0" meta:object-count="0" meta:page-count="1" meta:paragraph-count="32" meta:word-count="165" meta:character-count="1023" meta:non-whitespace-character-count="887"/>
    <meta:generator>LibreOffice/7.3.7.2$Linux_X86_64 LibreOffice_project/30$Build-2</meta:generator>
  </office:meta>
</office:document-meta>
</file>